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17.595cm" fo:margin-left="0cm" table:align="left" style:writing-mode="lr-tb"/>
    </style:style>
    <style:style style:name="Table4.A" style:family="table-column">
      <style:table-column-properties style:column-width="2.032cm"/>
    </style:style>
    <style:style style:name="Table4.H" style:family="table-column">
      <style:table-column-properties style:column-width="3.371cm"/>
    </style:style>
    <style:style style:name="Table4.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B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left="0.05pt solid #000000" fo:border-right="none" fo:border-top="0.05pt solid #000000" fo:border-bottom="0.05pt solid #000000"/>
    </style:style>
    <style:style style:name="Table4.G1" style:family="table-cell">
      <style:table-cell-properties fo:padding="0.097cm" fo:border-left="0.05pt solid #000000" fo:border-right="none" fo:border-top="0.05pt solid #000000" fo:border-bottom="0.05pt solid #000000"/>
    </style:style>
    <style:style style:name="Table4.H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0.05pt solid #000000"/>
    </style:style>
    <style:style style:name="Table4.C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none" fo:border-top="none" fo:border-bottom="0.05pt solid #000000"/>
    </style:style>
    <style:style style:name="Table4.H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0.05pt solid #000000"/>
    </style:style>
    <style:style style:name="Table4.C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none" fo:border-top="none" fo:border-bottom="0.05pt solid #000000"/>
    </style:style>
    <style:style style:name="Table4.F3" style:family="table-cell">
      <style:table-cell-properties fo:padding="0.097cm" fo:border-left="0.05pt solid #000000" fo:border-right="none" fo:border-top="none" fo:border-bottom="0.05pt solid #000000"/>
    </style:style>
    <style:style style:name="Table4.G3" style:family="table-cell">
      <style:table-cell-properties fo:padding="0.097cm" fo:border-left="0.05pt solid #000000" fo:border-right="none" fo:border-top="none" fo:border-bottom="0.05pt solid #000000"/>
    </style:style>
    <style:style style:name="Table4.H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H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0.05pt solid #000000"/>
    </style:style>
    <style:style style:name="Table4.C6" style:family="table-cell">
      <style:table-cell-properties fo:padding="0.097cm" fo:border="0.05pt solid #000000"/>
    </style:style>
    <style:style style:name="Table4.D6" style:family="table-cell">
      <style:table-cell-properties fo:padding="0.097cm" fo:border="none"/>
    </style:style>
    <style:style style:name="Table5" style:family="table">
      <style:table-properties style:width="17.595cm" fo:margin-left="0cm" table:align="left" style:writing-mode="lr-tb"/>
    </style:style>
    <style:style style:name="Table5.A" style:family="table-column">
      <style:table-column-properties style:column-width="6.191cm"/>
    </style:style>
    <style:style style:name="Table5.B" style:family="table-column">
      <style:table-column-properties style:column-width="11.404cm"/>
    </style:style>
    <style:style style:name="Table5.1" style:family="table-row">
      <style:table-row-properties fo:keep-together="always"/>
    </style:style>
    <style:style style:name="Table5.A1" style:family="table-cell">
      <style:table-cell-properties fo:background-color="transparent"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2f2d45" style:font-size-asian="14pt" style:font-weight-asian="bold" style:font-size-complex="14pt" style:font-weight-complex="bold"/>
    </style:style>
    <style:style style:name="P6" style:family="paragraph" style:parent-style-name="Table_20_Contents">
      <style:paragraph-properties fo:margin-top="0cm" fo:margin-bottom="0cm" loext:contextual-spacing="false" fo:text-align="start" style:justify-single-word="false"/>
      <style:text-properties officeooo:rsid="0015288e" officeooo:paragraph-rsid="00310fd2"/>
    </style:style>
    <style:style style:name="P7" style:family="paragraph" style:parent-style-name="Table_20_Contents">
      <style:paragraph-properties fo:margin-top="0cm" fo:margin-bottom="0cm" loext:contextual-spacing="false" fo:text-align="center" style:justify-single-word="false"/>
      <style:text-properties fo:font-weight="bold" officeooo:rsid="0015288e" officeooo:paragraph-rsid="00310fd2" style:font-weight-asian="bold" style:font-weight-complex="bold"/>
    </style:style>
    <style:style style:name="P8" style:family="paragraph" style:parent-style-name="Table_20_Contents">
      <style:paragraph-properties fo:margin-top="0cm" fo:margin-bottom="0cm" loext:contextual-spacing="false" fo:text-align="start" style:justify-single-word="false"/>
      <style:text-properties fo:font-weight="bold" officeooo:rsid="0015288e" officeooo:paragraph-rsid="00310fd2" style:font-weight-asian="bold" style:font-weight-complex="bold"/>
    </style:style>
    <style:style style:name="P9" style:family="paragraph" style:parent-style-name="Table_20_Contents">
      <style:paragraph-properties fo:margin-top="0cm" fo:margin-bottom="0cm" loext:contextual-spacing="false" fo:text-align="center" style:justify-single-word="false"/>
      <style:text-properties fo:font-weight="bold" officeooo:rsid="0017f504" officeooo:paragraph-rsid="00310fd2" style:font-weight-asian="bold" style:font-weight-complex="bold"/>
    </style:style>
    <style:style style:name="P10" style:family="paragraph" style:parent-style-name="Table_20_Contents">
      <style:paragraph-properties fo:margin-top="0cm" fo:margin-bottom="0cm" loext:contextual-spacing="false" fo:text-align="center" style:justify-single-word="false"/>
      <style:text-properties fo:font-weight="bold" officeooo:rsid="002d8dc7" officeooo:paragraph-rsid="00310fd2" style:font-weight-asian="bold" style:font-weight-complex="bold"/>
    </style:style>
    <style:style style:name="P11" style:family="paragraph" style:parent-style-name="Table_20_Contents">
      <style:paragraph-properties fo:margin-top="0cm" fo:margin-bottom="0cm" loext:contextual-spacing="false" fo:text-align="start" style:justify-single-word="false"/>
      <style:text-properties officeooo:rsid="0016f8e1" officeooo:paragraph-rsid="00310fd2"/>
    </style:style>
    <style:style style:name="P12" style:family="paragraph" style:parent-style-name="Table_20_Contents">
      <style:paragraph-properties fo:margin-top="0cm" fo:margin-bottom="0cm" loext:contextual-spacing="false" fo:text-align="center" style:justify-single-word="false"/>
      <style:text-properties fo:font-weight="normal" officeooo:rsid="0017f504" officeooo:paragraph-rsid="00310fd2" style:font-weight-asian="normal" style:font-weight-complex="normal"/>
    </style:style>
    <style:style style:name="P13" style:family="paragraph" style:parent-style-name="Table_20_Contents">
      <style:paragraph-properties fo:margin-top="0cm" fo:margin-bottom="0cm" loext:contextual-spacing="false" fo:text-align="center" style:justify-single-word="false"/>
      <style:text-properties fo:font-weight="normal" officeooo:rsid="002d8dc7" officeooo:paragraph-rsid="00310fd2" style:font-weight-asian="normal" style:font-weight-complex="normal"/>
    </style:style>
    <style:style style:name="P14" style:family="paragraph" style:parent-style-name="Table_20_Contents">
      <style:paragraph-properties fo:margin-top="0cm" fo:margin-bottom="0cm" loext:contextual-spacing="false" fo:text-align="center" style:justify-single-word="false"/>
      <style:text-properties fo:font-weight="normal" officeooo:rsid="002f3389" officeooo:paragraph-rsid="00310fd2" style:font-weight-asian="normal" style:font-weight-complex="normal"/>
    </style:style>
    <style:style style:name="P15" style:family="paragraph" style:parent-style-name="Table_20_Contents">
      <style:paragraph-properties fo:margin-top="0cm" fo:margin-bottom="0cm" loext:contextual-spacing="false" fo:text-align="center" style:justify-single-word="false"/>
      <style:text-properties fo:font-weight="normal" officeooo:rsid="002f0993" officeooo:paragraph-rsid="00310fd2" style:font-weight-asian="normal" style:font-weight-complex="normal"/>
    </style:style>
    <style:style style:name="P16" style:family="paragraph" style:parent-style-name="Standard">
      <style:paragraph-properties fo:margin-top="0cm" fo:margin-bottom="0cm" loext:contextual-spacing="false"/>
    </style:style>
    <style:style style:name="P17" style:family="paragraph" style:parent-style-name="Standard">
      <style:paragraph-properties fo:margin-top="0cm" fo:margin-bottom="0cm" loext:contextual-spacing="false"/>
      <style:text-properties officeooo:paragraph-rsid="00310fd2"/>
    </style:style>
    <style:style style:name="P18" style:family="paragraph" style:parent-style-name="Standard">
      <style:paragraph-properties fo:margin-top="0cm" fo:margin-bottom="0cm" loext:contextual-spacing="false"/>
      <style:text-properties style:use-window-font-color="true" style:font-name="Times New Roman" fo:font-size="12pt" fo:language="en" fo:country="US" officeooo:paragraph-rsid="00310fd2" style:font-name-asian="Times New Roman" style:font-size-asian="12pt" style:font-name-complex="Times New Roman" style:font-size-complex="12pt" style:language-complex="ar" style:country-complex="SA"/>
    </style:style>
    <style:style style:name="P19" style:family="paragraph" style:parent-style-name="Standard">
      <style:text-properties officeooo:paragraph-rsid="001d6d97"/>
    </style:style>
    <style:style style:name="P20" style:family="paragraph" style:parent-style-name="Standard">
      <style:text-properties officeooo:paragraph-rsid="00251f40"/>
    </style:style>
    <style:style style:name="P21" style:family="paragraph" style:parent-style-name="Standard">
      <style:text-properties style:font-name="Times New Roman" fo:font-size="12pt" style:font-size-asian="12pt" style:font-size-complex="12pt"/>
    </style:style>
    <style:style style:name="P22" style:family="paragraph" style:parent-style-name="Standard">
      <style:text-properties style:font-name="Times New Roman" fo:font-size="12pt" officeooo:paragraph-rsid="004140dd" style:font-size-asian="12pt" style:font-size-complex="12pt"/>
    </style:style>
    <style:style style:name="P23" style:family="paragraph" style:parent-style-name="Standard">
      <style:text-properties style:font-name="Times New Roman" fo:font-size="12pt" officeooo:rsid="003c0546" style:font-size-asian="12pt" style:font-size-complex="12pt"/>
    </style:style>
    <style:style style:name="P24" style:family="paragraph" style:parent-style-name="Standard">
      <style:text-properties style:font-name="Times New Roman" fo:font-size="12pt" officeooo:rsid="0032d103" officeooo:paragraph-rsid="0032d103" style:font-size-asian="12pt" style:font-size-complex="12pt"/>
    </style:style>
    <style:style style:name="P25" style:family="paragraph" style:parent-style-name="Standard">
      <style:text-properties officeooo:rsid="003b4345" officeooo:paragraph-rsid="003b4345"/>
    </style:style>
    <style:style style:name="P26" style:family="paragraph" style:parent-style-name="Standard">
      <style:text-properties officeooo:rsid="003b4345" officeooo:paragraph-rsid="003ee4b7"/>
    </style:style>
    <style:style style:name="P27" style:family="paragraph" style:parent-style-name="Standard">
      <style:text-properties officeooo:rsid="00370040" officeooo:paragraph-rsid="002fe014"/>
    </style:style>
    <style:style style:name="P28" style:family="paragraph" style:parent-style-name="Standard">
      <style:text-properties officeooo:rsid="00361fa8" officeooo:paragraph-rsid="00361fa8"/>
    </style:style>
    <style:style style:name="P29" style:family="paragraph" style:parent-style-name="Standard">
      <style:text-properties officeooo:rsid="001f2b73" officeooo:paragraph-rsid="00365767"/>
    </style:style>
    <style:style style:name="P30" style:family="paragraph" style:parent-style-name="Standard">
      <style:text-properties officeooo:rsid="001f30b6" officeooo:paragraph-rsid="001f30b6"/>
    </style:style>
    <style:style style:name="P31" style:family="paragraph" style:parent-style-name="Standard">
      <style:text-properties officeooo:rsid="0020427a" officeooo:paragraph-rsid="0020427a"/>
    </style:style>
    <style:style style:name="P32" style:family="paragraph" style:parent-style-name="Standard">
      <style:text-properties officeooo:rsid="0020b16a" officeooo:paragraph-rsid="0020b16a"/>
    </style:style>
    <style:style style:name="P33" style:family="paragraph" style:parent-style-name="Standard">
      <style:text-properties officeooo:paragraph-rsid="00225598"/>
    </style:style>
    <style:style style:name="P34" style:family="paragraph" style:parent-style-name="Standard">
      <style:text-properties officeooo:rsid="0022798e" officeooo:paragraph-rsid="0022798e"/>
    </style:style>
    <style:style style:name="P35" style:family="paragraph" style:parent-style-name="Standard">
      <style:text-properties officeooo:rsid="0022798e" officeooo:paragraph-rsid="00230712"/>
    </style:style>
    <style:style style:name="P36" style:family="paragraph" style:parent-style-name="Standard">
      <style:text-properties officeooo:rsid="0022798e" officeooo:paragraph-rsid="00260e30"/>
    </style:style>
    <style:style style:name="P37" style:family="paragraph" style:parent-style-name="Standard">
      <style:text-properties officeooo:rsid="0022798e" officeooo:paragraph-rsid="00296010"/>
    </style:style>
    <style:style style:name="P38" style:family="paragraph" style:parent-style-name="Standard">
      <style:text-properties officeooo:rsid="0022798e" officeooo:paragraph-rsid="00265e4e"/>
    </style:style>
    <style:style style:name="P39" style:family="paragraph" style:parent-style-name="Standard">
      <style:text-properties officeooo:rsid="00288362" officeooo:paragraph-rsid="00288362"/>
    </style:style>
    <style:style style:name="P40" style:family="paragraph" style:parent-style-name="Standard">
      <style:text-properties officeooo:rsid="0032d7f2" officeooo:paragraph-rsid="002fe014"/>
    </style:style>
    <style:style style:name="P41" style:family="paragraph" style:parent-style-name="Standard">
      <style:text-properties officeooo:rsid="0034a889" officeooo:paragraph-rsid="002fe014"/>
    </style:style>
    <style:style style:name="P42" style:family="paragraph" style:parent-style-name="Standard">
      <style:text-properties officeooo:rsid="0034dbcc" officeooo:paragraph-rsid="002fe014"/>
    </style:style>
    <style:style style:name="P43" style:family="paragraph" style:parent-style-name="Standard">
      <style:text-properties officeooo:rsid="0035b71e" officeooo:paragraph-rsid="002fe014"/>
    </style:style>
    <style:style style:name="P44" style:family="paragraph" style:parent-style-name="Standard">
      <style:text-properties officeooo:rsid="004b022b" officeooo:paragraph-rsid="002fe014"/>
    </style:style>
    <style:style style:name="P45" style:family="paragraph" style:parent-style-name="Standard">
      <style:text-properties officeooo:paragraph-rsid="002fe014"/>
    </style:style>
    <style:style style:name="P46" style:family="paragraph" style:parent-style-name="Standard">
      <style:text-properties officeooo:paragraph-rsid="00310fd2"/>
    </style:style>
    <style:style style:name="P47" style:family="paragraph" style:parent-style-name="Standard">
      <style:text-properties officeooo:rsid="00365767" officeooo:paragraph-rsid="00365767"/>
    </style:style>
    <style:style style:name="P48" style:family="paragraph" style:parent-style-name="Standard">
      <style:text-properties officeooo:rsid="003db118" officeooo:paragraph-rsid="003db118"/>
    </style:style>
    <style:style style:name="P49" style:family="paragraph" style:parent-style-name="Standard">
      <style:text-properties officeooo:rsid="003f177f" officeooo:paragraph-rsid="003f177f"/>
    </style:style>
    <style:style style:name="P50" style:family="paragraph" style:parent-style-name="Standard">
      <style:text-properties officeooo:paragraph-rsid="00431b24"/>
    </style:style>
    <style:style style:name="P51" style:family="paragraph" style:parent-style-name="Standard">
      <style:paragraph-properties fo:margin-left="1.27cm" fo:margin-right="0cm" fo:text-indent="0cm" style:auto-text-indent="false"/>
      <style:text-properties officeooo:rsid="0020427a" officeooo:paragraph-rsid="0038076c"/>
    </style:style>
    <style:style style:name="P52"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53" style:family="paragraph" style:parent-style-name="Standard">
      <style:paragraph-properties fo:margin-left="0cm" fo:margin-right="0cm" fo:text-indent="0cm" style:auto-text-indent="false"/>
      <style:text-properties officeooo:rsid="0020427a" officeooo:paragraph-rsid="0020427a"/>
    </style:style>
    <style:style style:name="P54" style:family="paragraph" style:parent-style-name="Standard">
      <style:paragraph-properties fo:margin-left="0cm" fo:margin-right="0cm" fo:text-indent="0cm" style:auto-text-indent="false"/>
      <style:text-properties officeooo:rsid="0020427a" officeooo:paragraph-rsid="00225598"/>
    </style:style>
    <style:style style:name="P5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weight="bold" officeooo:rsid="0016f8e1" officeooo:paragraph-rsid="00310fd2" style:font-weight-asian="bold" style:font-weight-complex="bold"/>
    </style:style>
    <style:style style:name="P56" style:family="paragraph" style:parent-style-name="Caption">
      <style:paragraph-properties fo:text-align="justify" style:justify-single-word="false"/>
      <style:text-properties officeooo:paragraph-rsid="00251f40"/>
    </style:style>
    <style:style style:name="P57" style:family="paragraph" style:parent-style-name="Caption">
      <style:paragraph-properties fo:text-align="justify" style:justify-single-word="false"/>
      <style:text-properties officeooo:paragraph-rsid="0025c567"/>
    </style:style>
    <style:style style:name="P58" style:family="paragraph" style:parent-style-name="Standard">
      <style:paragraph-properties fo:break-before="page"/>
    </style:style>
    <style:style style:name="P59" style:family="paragraph" style:parent-style-name="Contents_20_4">
      <style:paragraph-properties>
        <style:tab-stops>
          <style:tab-stop style:position="17.59cm" style:type="right" style:leader-style="dotted" style:leader-text="."/>
        </style:tab-stops>
      </style:paragraph-properties>
    </style:style>
    <style:style style:name="P60" style:family="paragraph" style:parent-style-name="Contents_20_3">
      <style:paragraph-properties>
        <style:tab-stops>
          <style:tab-stop style:position="17.59cm" style:type="right" style:leader-style="dotted" style:leader-text="."/>
        </style:tab-stops>
      </style:paragraph-properties>
    </style:style>
    <style:style style:name="P61" style:family="paragraph" style:parent-style-name="Contents_20_2">
      <style:paragraph-properties>
        <style:tab-stops>
          <style:tab-stop style:position="17.59cm" style:type="right" style:leader-style="dotted" style:leader-text="."/>
        </style:tab-stops>
      </style:paragraph-properties>
    </style:style>
    <style:style style:name="P62" style:family="paragraph" style:parent-style-name="Contents_20_1">
      <style:paragraph-properties>
        <style:tab-stops>
          <style:tab-stop style:position="17.59cm" style:type="right" style:leader-style="dotted" style:leader-text="."/>
        </style:tab-stops>
      </style:paragraph-properties>
    </style:style>
    <style:style style:name="P63" style:family="paragraph" style:parent-style-name="Standard" style:list-style-name="L1"/>
    <style:style style:name="P64" style:family="paragraph" style:parent-style-name="Standard" style:list-style-name="L2">
      <style:text-properties officeooo:paragraph-rsid="00310fd2"/>
    </style:style>
    <style:style style:name="P65" style:family="paragraph" style:parent-style-name="Standard" style:list-style-name="L3">
      <style:text-properties officeooo:rsid="00365767" officeooo:paragraph-rsid="00365767"/>
    </style:style>
    <style:style style:name="P66" style:family="paragraph" style:parent-style-name="Standard" style:list-style-name="L4">
      <style:text-properties officeooo:rsid="00365767" officeooo:paragraph-rsid="00365767"/>
    </style:style>
    <style:style style:name="P67" style:family="paragraph" style:parent-style-name="Standard" style:list-style-name="L6">
      <style:text-properties style:font-name="Times New Roman" fo:font-size="12pt" style:font-size-asian="12pt" style:font-size-complex="12pt"/>
    </style:style>
    <style:style style:name="P68" style:family="paragraph" style:parent-style-name="Standard" style:list-style-name="L7">
      <style:text-properties fo:color="#1a1a1a" style:text-outline="false" style:font-name="Times New Roman" fo:font-size="12pt" fo:letter-spacing="normal" officeooo:rsid="0032d103" officeooo:paragraph-rsid="0032d103" style:letter-kerning="false" style:font-size-asian="12pt" style:font-size-complex="12pt"/>
    </style:style>
    <style:style style:name="P69" style:family="paragraph" style:parent-style-name="Standard" style:list-style-name="L8"/>
    <style:style style:name="P70" style:family="paragraph" style:parent-style-name="Standard" style:list-style-name="L9"/>
    <style:style style:name="P71" style:family="paragraph" style:parent-style-name="Standard" style:list-style-name="L10">
      <style:text-properties officeooo:rsid="00431b24" officeooo:paragraph-rsid="00431b24"/>
    </style:style>
    <style:style style:name="P72" style:family="paragraph" style:parent-style-name="Standard" style:list-style-name="L10">
      <style:text-properties officeooo:rsid="00431b24" officeooo:paragraph-rsid="0043b499"/>
    </style:style>
    <style:style style:name="P73" style:family="paragraph" style:parent-style-name="Standard" style:list-style-name="L10">
      <style:text-properties officeooo:rsid="0043b499" officeooo:paragraph-rsid="0043b499"/>
    </style:style>
    <style:style style:name="P74" style:family="paragraph" style:parent-style-name="Standard" style:list-style-name="L5">
      <style:paragraph-properties fo:margin-top="0cm" fo:margin-bottom="0.152cm" loext:contextual-spacing="false"/>
      <style:text-properties officeooo:rsid="001f2b73" officeooo:paragraph-rsid="001f2b73"/>
    </style:style>
    <style:style style:name="P75" style:family="paragraph" style:parent-style-name="Standard" style:list-style-name="L5">
      <style:paragraph-properties fo:margin-top="0cm" fo:margin-bottom="0.152cm" loext:contextual-spacing="false"/>
      <style:text-properties officeooo:rsid="00365767" officeooo:paragraph-rsid="00365767"/>
    </style:style>
    <style:style style:name="P76" style:family="paragraph" style:parent-style-name="Standard" style:list-style-name="L6">
      <style:paragraph-properties fo:margin-top="0cm" fo:margin-bottom="0.152cm" loext:contextual-spacing="false"/>
      <style:text-properties style:font-name="Times New Roman" fo:font-size="12pt" officeooo:rsid="0032d103" officeooo:paragraph-rsid="0032d103" style:font-size-asian="12pt" style:font-size-complex="12pt"/>
    </style:style>
    <style:style style:name="P77" style:family="paragraph" style:parent-style-name="Standard" style:list-style-name="L6">
      <style:paragraph-properties fo:margin-top="0cm" fo:margin-bottom="0.152cm" loext:contextual-spacing="false"/>
      <style:text-properties style:font-name="Times New Roman" fo:font-size="12pt" style:font-size-asian="12pt" style:font-size-complex="12pt"/>
    </style:style>
    <style:style style:name="P78" style:family="paragraph" style:parent-style-name="Standard" style:list-style-name="L7">
      <style:paragraph-properties fo:margin-top="0cm" fo:margin-bottom="0.152cm" loext:contextual-spacing="false"/>
      <style:text-properties style:font-name="Times New Roman" fo:font-size="12pt" style:font-size-asian="12pt" style:font-size-complex="12pt"/>
    </style:style>
    <style:style style:name="P79" style:family="paragraph" style:parent-style-name="Standard" style:list-style-name="L7">
      <style:paragraph-properties fo:margin-top="0cm" fo:margin-bottom="0.152cm" loext:contextual-spacing="false"/>
      <style:text-properties style:font-name="Times New Roman" fo:font-size="12pt" officeooo:paragraph-rsid="0032d103" style:font-size-asian="12pt" style:font-size-complex="12pt"/>
    </style:style>
    <style:style style:name="P80" style:family="paragraph" style:parent-style-name="Heading_20_2">
      <style:text-properties officeooo:rsid="001bfdc9" officeooo:paragraph-rsid="00310fd2"/>
    </style:style>
    <style:style style:name="P81" style:family="paragraph" style:parent-style-name="Heading_20_1" style:master-page-name="First_20_Page">
      <style:paragraph-properties style:page-number="auto"/>
    </style:style>
    <style:style style:name="P82" style:family="paragraph" style:parent-style-name="Heading_20_3">
      <style:text-properties officeooo:rsid="001bfdc9" officeooo:paragraph-rsid="001bfdc9"/>
    </style:style>
    <style:style style:name="P83" style:family="paragraph" style:parent-style-name="Heading_20_3">
      <style:text-properties officeooo:rsid="0020427a" officeooo:paragraph-rsid="0020427a"/>
    </style:style>
    <style:style style:name="P84" style:family="paragraph" style:parent-style-name="Heading_20_3">
      <style:text-properties officeooo:rsid="0022798e"/>
    </style:style>
    <style:style style:name="P85" style:family="paragraph" style:parent-style-name="Heading_20_3">
      <style:text-properties officeooo:rsid="00230712" officeooo:paragraph-rsid="00230712"/>
    </style:style>
    <style:style style:name="P86" style:family="paragraph" style:parent-style-name="Heading_20_3">
      <style:text-properties officeooo:rsid="0023e9af" officeooo:paragraph-rsid="0023e9af"/>
    </style:style>
    <style:style style:name="P87" style:family="paragraph" style:parent-style-name="Heading_20_3">
      <style:text-properties officeooo:rsid="00260e30" officeooo:paragraph-rsid="00260e30"/>
    </style:style>
    <style:style style:name="P88" style:family="paragraph" style:parent-style-name="Heading_20_3">
      <style:text-properties officeooo:rsid="00265e4e" officeooo:paragraph-rsid="00265e4e"/>
    </style:style>
    <style:style style:name="P89" style:family="paragraph" style:parent-style-name="Heading_20_3">
      <style:text-properties officeooo:rsid="0032d7f2" officeooo:paragraph-rsid="002fe014"/>
    </style:style>
    <style:style style:name="P90" style:family="paragraph" style:parent-style-name="Heading_20_3">
      <style:text-properties officeooo:rsid="0034a889" officeooo:paragraph-rsid="002fe014"/>
    </style:style>
    <style:style style:name="P91" style:family="paragraph" style:parent-style-name="Heading_20_3">
      <style:text-properties officeooo:rsid="0034dbcc" officeooo:paragraph-rsid="002fe014"/>
    </style:style>
    <style:style style:name="P92" style:family="paragraph" style:parent-style-name="Heading_20_3">
      <style:text-properties officeooo:rsid="00354014" officeooo:paragraph-rsid="002fe014"/>
    </style:style>
    <style:style style:name="P93" style:family="paragraph" style:parent-style-name="Heading_20_3">
      <style:text-properties officeooo:rsid="0035b71e" officeooo:paragraph-rsid="002fe014"/>
    </style:style>
    <style:style style:name="P94" style:family="paragraph" style:parent-style-name="Heading_20_3">
      <style:text-properties officeooo:rsid="003b4345" officeooo:paragraph-rsid="003b4345"/>
    </style:style>
    <style:style style:name="P95" style:family="paragraph" style:parent-style-name="Heading_20_3">
      <style:text-properties officeooo:rsid="00361fa8" officeooo:paragraph-rsid="00361fa8"/>
    </style:style>
    <style:style style:name="P96" style:family="paragraph" style:parent-style-name="Heading_20_3">
      <style:text-properties officeooo:rsid="00370040" officeooo:paragraph-rsid="002fe014"/>
    </style:style>
    <style:style style:name="P97" style:family="paragraph" style:parent-style-name="Footer">
      <style:paragraph-properties>
        <style:tab-stops>
          <style:tab-stop style:position="7.62cm" style:type="center"/>
          <style:tab-stop style:position="16.51cm" style:type="right"/>
        </style:tab-stops>
      </style:paragraph-properties>
      <style:text-properties officeooo:paragraph-rsid="004cb3b9"/>
    </style:style>
    <style:style style:name="P98" style:family="paragraph" style:parent-style-name="Footer">
      <style:paragraph-properties fo:text-align="start" style:justify-single-word="false" text:number-lines="false" text:line-number="0">
        <style:tab-stops>
          <style:tab-stop style:position="7.62cm" style:type="center"/>
          <style:tab-stop style:position="17.595cm" style:type="right"/>
        </style:tab-stops>
      </style:paragraph-properties>
    </style:style>
    <style:style style:name="P99" style:family="paragraph" style:parent-style-name="Footer">
      <style:paragraph-properties fo:text-align="start" style:justify-single-word="false" text:number-lines="false" text:line-number="0">
        <style:tab-stops>
          <style:tab-stop style:position="7.62cm" style:type="center"/>
          <style:tab-stop style:position="17.595cm" style:type="right"/>
        </style:tab-stops>
      </style:paragraph-properties>
      <style:text-properties officeooo:paragraph-rsid="004cb3b9"/>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0094c" style:font-size-asian="8pt" style:font-size-complex="8pt"/>
    </style:style>
    <style:style style:name="T4" style:family="text">
      <style:text-properties fo:font-size="8pt" officeooo:rsid="002f2d45" style:font-size-asian="8pt" style:font-size-complex="8pt"/>
    </style:style>
    <style:style style:name="T5" style:family="text">
      <style:text-properties fo:font-size="8pt" officeooo:rsid="0016888d" style:font-size-asian="8pt" style:font-size-complex="8pt"/>
    </style:style>
    <style:style style:name="T6" style:family="text">
      <style:text-properties fo:font-size="8pt" officeooo:rsid="002f2d45" style:font-size-asian="8pt"/>
    </style:style>
    <style:style style:name="T7" style:family="text">
      <style:text-properties fo:font-size="9pt" style:font-size-asian="9pt"/>
    </style:style>
    <style:style style:name="T8" style:family="text">
      <style:text-properties officeooo:rsid="003f990a"/>
    </style:style>
    <style:style style:name="T9" style:family="text">
      <style:text-properties officeooo:rsid="0025c567"/>
    </style:style>
    <style:style style:name="T10" style:family="text">
      <style:text-properties officeooo:rsid="003d5c94"/>
    </style:style>
    <style:style style:name="T11" style:family="text">
      <style:text-properties style:use-window-font-color="true" fo:language="en" fo:country="US" fo:font-weight="normal" style:font-name-asian="Times New Roman" style:font-weight-asian="normal" style:font-name-complex="Times New Roman" style:language-complex="ar" style:country-complex="SA" style:font-weight-complex="normal"/>
    </style:style>
    <style:style style:name="T12" style:family="text">
      <style:text-properties style:use-window-font-color="true" fo:language="en" fo:country="US" fo:font-weight="normal" officeooo:rsid="003d5c94" style:font-name-asian="Times New Roman" style:font-weight-asian="normal" style:font-name-complex="Times New Roman" style:language-complex="ar" style:country-complex="SA" style:font-weight-complex="normal"/>
    </style:style>
    <style:style style:name="T13" style:family="text">
      <style:text-properties style:use-window-font-color="true" fo:language="en" fo:country="US" fo:font-weight="normal" officeooo:rsid="004140dd" style:font-name-asian="Times New Roman" style:font-weight-asian="normal" style:font-name-complex="Times New Roman" style:language-complex="ar" style:country-complex="SA" style:font-weight-complex="normal"/>
    </style:style>
    <style:style style:name="T14" style:family="text">
      <style:text-properties style:use-window-font-color="true" fo:language="en" fo:country="US" style:font-name-asian="Times New Roman" style:font-name-complex="Times New Roman" style:language-complex="ar" style:country-complex="SA"/>
    </style:style>
    <style:style style:name="T15" style:family="text">
      <style:text-properties style:use-window-font-color="true" fo:language="en" fo:country="US" officeooo:rsid="003c0546" style:font-name-asian="Times New Roman" style:font-name-complex="Times New Roman" style:language-complex="ar" style:country-complex="SA"/>
    </style:style>
    <style:style style:name="T1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n" fo:country="US" officeooo:rsid="0025c567" style:font-name-asian="Times New Roman" style:font-size-asian="12pt" style:font-name-complex="Times New Roman" style:font-size-complex="12pt" style:language-complex="ar" style:country-complex="SA"/>
    </style:style>
    <style:style style:name="T18" style:family="text">
      <style:text-properties style:use-window-font-color="true" style:font-name="Times New Roman" fo:font-size="12pt" fo:language="en" fo:country="US" officeooo:rsid="00365767" style:font-name-asian="Times New Roman" style:font-size-asian="12pt" style:font-name-complex="Times New Roman" style:font-size-complex="12pt" style:language-complex="ar" style:country-complex="SA"/>
    </style:style>
    <style:style style:name="T19" style:family="text">
      <style:text-properties officeooo:rsid="003cfc3d"/>
    </style:style>
    <style:style style:name="T20" style:family="text">
      <style:text-properties officeooo:rsid="003a60f1"/>
    </style:style>
    <style:style style:name="T21" style:family="text">
      <style:text-properties officeooo:rsid="00343a31"/>
    </style:style>
    <style:style style:name="T22" style:family="text">
      <style:text-properties style:text-position="33% 80%"/>
    </style:style>
    <style:style style:name="T23" style:family="text">
      <style:text-properties style:text-underline-style="solid" style:text-underline-width="auto" style:text-underline-color="font-color"/>
    </style:style>
    <style:style style:name="T24" style:family="text">
      <style:text-properties officeooo:rsid="0016f8e1"/>
    </style:style>
    <style:style style:name="T25" style:family="text">
      <style:text-properties officeooo:rsid="0017cfc0"/>
    </style:style>
    <style:style style:name="T26" style:family="text">
      <style:text-properties officeooo:rsid="0018bd11"/>
    </style:style>
    <style:style style:name="T27" style:family="text">
      <style:text-properties officeooo:rsid="001d6d97"/>
    </style:style>
    <style:style style:name="T28" style:family="text">
      <style:text-properties officeooo:rsid="001ed187"/>
    </style:style>
    <style:style style:name="T29" style:family="text">
      <style:text-properties officeooo:rsid="0020427a"/>
    </style:style>
    <style:style style:name="T30" style:family="text">
      <style:text-properties officeooo:rsid="0020b16a"/>
    </style:style>
    <style:style style:name="T31" style:family="text">
      <style:text-properties officeooo:rsid="00225598"/>
    </style:style>
    <style:style style:name="T32" style:family="text">
      <style:text-properties officeooo:rsid="0023e9af"/>
    </style:style>
    <style:style style:name="T33" style:family="text">
      <style:text-properties officeooo:rsid="002703cb"/>
    </style:style>
    <style:style style:name="T34" style:family="text">
      <style:text-properties officeooo:rsid="00283219"/>
    </style:style>
    <style:style style:name="T35" style:family="text">
      <style:text-properties officeooo:rsid="00296010"/>
    </style:style>
    <style:style style:name="T36" style:family="text">
      <style:text-properties officeooo:rsid="003c0546"/>
    </style:style>
    <style:style style:name="T37" style:family="text">
      <style:text-properties fo:font-weight="bold" style:font-weight-asian="bold" style:font-weight-complex="bold"/>
    </style:style>
    <style:style style:name="T38" style:family="text">
      <style:text-properties fo:font-weight="normal" style:font-weight-asian="normal" style:font-weight-complex="normal"/>
    </style:style>
    <style:style style:name="T39" style:family="text">
      <style:text-properties fo:font-weight="normal" officeooo:rsid="003d5c94" style:font-weight-asian="normal" style:font-weight-complex="normal"/>
    </style:style>
    <style:style style:name="T40" style:family="text">
      <style:text-properties officeooo:rsid="00357c9a"/>
    </style:style>
    <style:style style:name="T41" style:family="text">
      <style:text-properties officeooo:rsid="003d9a46"/>
    </style:style>
    <style:style style:name="T42" style:family="text">
      <style:text-properties officeooo:rsid="003eba0e"/>
    </style:style>
    <style:style style:name="T43" style:family="text">
      <style:text-properties officeooo:rsid="003132e9"/>
    </style:style>
    <style:style style:name="T44" style:family="text">
      <style:text-properties officeooo:rsid="002d8dc7"/>
    </style:style>
    <style:style style:name="T45" style:family="text">
      <style:text-properties officeooo:rsid="0032d103"/>
    </style:style>
    <style:style style:name="T46" style:family="text">
      <style:text-properties fo:color="#1a1a1a" style:text-outline="false" fo:letter-spacing="normal" style:letter-kerning="false"/>
    </style:style>
    <style:style style:name="T47" style:family="text">
      <style:text-properties fo:color="#1a1a1a" style:text-outline="false" fo:letter-spacing="normal" officeooo:rsid="0032d103" style:letter-kerning="false"/>
    </style:style>
    <style:style style:name="T48" style:family="text">
      <style:text-properties officeooo:rsid="00365767"/>
    </style:style>
    <style:style style:name="T49" style:family="text">
      <style:text-properties officeooo:rsid="0038076c"/>
    </style:style>
    <style:style style:name="T50" style:family="text">
      <style:text-properties officeooo:rsid="0041b6f2"/>
    </style:style>
    <style:style style:name="T51" style:family="text">
      <style:text-properties officeooo:rsid="00431b2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draw:fill-image-width="0cm" draw:fill-image-height="0cm"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1" text:outline-level="1">Introduction</text:h>
      <text:p text:style-name="Standard">This Technical Note provides background for the association Memory Configuration Standard.</text:p>
      <text:p text:style-name="Standard">The protocol is called “<text:span text:style-name="T34">M</text:span>emory <text:span text:style-name="T34">Configuration</text:span>” because it makes the configuration information in the node look like it's stored in linear memory spaces. <text:s/></text:p>
      <text:list xml:id="list6666844478072707787" text:style-name="L1">
        <text:list-item>
          <text:p text:style-name="P63">Don't assume that the information actually has to be stored t<text:span text:style-name="T33">he same</text:span> way <text:span text:style-name="T8">as</text:span> <text:span text:style-name="T33">it is accessed through this protocol,</text:span> as linear memory. <text:s/>The node can remap the information that's being read or written into whatever internal organization it needs.</text:p>
        </text:list-item>
        <text:list-item>
          <text:p text:style-name="P63">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63">Don't assume that this is only used for <text:span text:style-name="T23">persistent</text:span> configuration information. <text:s/>The protocol is already being used for e.g. retrieving the CDI, and for providing a simple debug capability that allows program<text:span text:style-name="T33">m</text:span>ers <text:span text:style-name="T33">the ability </text:span>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P46">For more information on format and presentation, see: </text:p>
      <text:list xml:id="list2940635012152342690" text:style-name="L2">
        <text:list-item>
          <text:p text:style-name="P64">OpenLCB Common Information Technical Note</text:p>
        </text:list-item>
      </text:list>
      <text:h text:style-name="P80" text:outline-level="2">Message Formats</text:h>
      <text:p text:style-name="P46">This section is about helping implementors see how to decode the message format. It's not normative.</text:p>
      <text:p text:style-name="P46">Configuration messages use a specific datagram format consisting of the datagram type byte, followed by a single byte combining the operation “Command Type” field and flags. This is then followed by data in an operation-specific format. <text:s/><text:span text:style-name="T43">The table below summarizes some of the possible data formats supported by Memory Configuration messages.</text:span> </text:p>
      <table:table table:name="Table4" table:style-name="Table4">
        <table:table-column table:style-name="Table4.A" table:number-columns-repeated="7"/>
        <table:table-column table:style-name="Table4.H"/>
        <text:soft-page-break/>
        <table:table-row>
          <table:table-cell table:style-name="Table4.A1" office:value-type="string">
            <text:p text:style-name="P9">Byte 0</text:p>
          </table:table-cell>
          <table:table-cell table:style-name="Table4.B1" office:value-type="string">
            <text:p text:style-name="P9">Byte 1</text:p>
          </table:table-cell>
          <table:table-cell table:style-name="Table4.C1" office:value-type="string">
            <text:p text:style-name="P9">Byte 2</text:p>
          </table:table-cell>
          <table:table-cell table:style-name="Table4.D1" office:value-type="string">
            <text:p text:style-name="P10">Byte 3</text:p>
          </table:table-cell>
          <table:table-cell table:style-name="Table4.E1" office:value-type="string">
            <text:p text:style-name="P10">Byte 4</text:p>
          </table:table-cell>
          <table:table-cell table:style-name="Table4.F1" office:value-type="string">
            <text:p text:style-name="P10">Byte 5</text:p>
          </table:table-cell>
          <table:table-cell table:style-name="Table4.G1" office:value-type="string">
            <text:p text:style-name="P9">Byte 6 </text:p>
          </table:table-cell>
          <table:table-cell table:style-name="Table4.H1" office:value-type="string">
            <text:p text:style-name="P9">Remaining Bytes</text:p>
          </table:table-cell>
        </table:table-row>
        <table:table-row>
          <table:table-cell table:style-name="Table4.A6" table:number-rows-spanned="5" office:value-type="string">
            <text:p text:style-name="P12">Datagram Typ<text:span text:style-name="T44">e (0x20)</text:span></text:p>
          </table:table-cell>
          <table:table-cell table:style-name="Table4.B6" table:number-rows-spanned="5" office:value-type="string">
            <text:p text:style-name="P12">Command Type</text:p>
          </table:table-cell>
          <table:table-cell table:style-name="Table4.C2" table:number-columns-spanned="4" office:value-type="string">
            <text:p text:style-name="P12">Starting Address</text:p>
          </table:table-cell>
          <table:covered-table-cell/>
          <table:covered-table-cell/>
          <table:covered-table-cell/>
          <table:table-cell table:style-name="Table4.G3" office:value-type="string">
            <text:p text:style-name="P12">Address Space <text:span text:style-name="T44">(Optional)</text:span></text:p>
          </table:table-cell>
          <table:table-cell table:style-name="Table4.H2" office:value-type="string">
            <text:p text:style-name="P12">Command Specific</text:p>
          </table:table-cell>
        </table:table-row>
        <table:table-row>
          <table:covered-table-cell/>
          <table:covered-table-cell/>
          <table:table-cell table:style-name="Table4.C3" table:number-columns-spanned="2" office:value-type="string">
            <text:p text:style-name="P13">Available Commands</text:p>
          </table:table-cell>
          <table:covered-table-cell/>
          <table:table-cell table:style-name="Table4.E3" office:value-type="string">
            <text:p text:style-name="P13">Write Lengths</text:p>
          </table:table-cell>
          <table:table-cell table:style-name="Table4.F3" office:value-type="string">
            <text:p text:style-name="P13">Highest Address Space</text:p>
          </table:table-cell>
          <table:table-cell table:style-name="Table4.G3" office:value-type="string">
            <text:p text:style-name="P13">Lowest Address Space</text:p>
          </table:table-cell>
          <table:table-cell table:style-name="Table4.H3" office:value-type="string">
            <text:p text:style-name="P13">Name String (Optional)</text:p>
          </table:table-cell>
        </table:table-row>
        <table:table-row>
          <table:covered-table-cell/>
          <table:covered-table-cell/>
          <table:table-cell table:style-name="Table4.C4" table:number-columns-spanned="6" office:value-type="string">
            <text:p text:style-name="P14">Node ID</text:p>
          </table:table-cell>
          <table:covered-table-cell/>
          <table:covered-table-cell/>
          <table:covered-table-cell/>
          <table:covered-table-cell/>
          <table:covered-table-cell/>
        </table:table-row>
        <table:table-row>
          <table:covered-table-cell/>
          <table:covered-table-cell/>
          <table:table-cell table:style-name="Table4.C5" office:value-type="string">
            <text:p text:style-name="P15">Address Space</text:p>
          </table:table-cell>
          <table:table-cell table:style-name="Table4.D5" table:number-columns-spanned="4" office:value-type="string">
            <text:p text:style-name="P15">Highest Address</text:p>
          </table:table-cell>
          <table:covered-table-cell/>
          <table:covered-table-cell/>
          <table:covered-table-cell/>
          <table:table-cell table:style-name="Table4.H5" office:value-type="string">
            <text:p text:style-name="P15">Additional ...</text:p>
          </table:table-cell>
        </table:table-row>
        <table:table-row>
          <table:covered-table-cell/>
          <table:covered-table-cell/>
          <table:table-cell table:style-name="Table4.C6" office:value-type="string">
            <text:p text:style-name="P15">Address Space</text:p>
          </table:table-cell>
          <table:table-cell table:style-name="Table4.D6" table:number-columns-spanned="5" office:value-type="string">
            <text:p text:style-name="P12"/>
          </table:table-cell>
          <table:covered-table-cell/>
          <table:covered-table-cell/>
          <table:covered-table-cell/>
          <table:covered-table-cell/>
        </table:table-row>
      </table:table>
      <text:p text:style-name="P46"/>
      <text:p text:style-name="P46">Byte 1 has a number of decodable fields:</text:p>
      <table:table table:name="Table5" table:style-name="Table5">
        <table:table-column table:style-name="Table5.A"/>
        <table:table-column table:style-name="Table5.B"/>
        <table:table-header-rows>
          <table:table-row table:style-name="Table5.1">
            <table:table-cell table:style-name="Table5.A1" table:number-columns-spanned="2" office:value-type="string">
              <text:p text:style-name="P7">Byte 1 <text:span text:style-name="T26">(Command Type)</text:span></text:p>
            </table:table-cell>
            <table:covered-table-cell/>
          </table:table-row>
        </table:table-header-rows>
        <table:table-row table:style-name="Table5.1">
          <table:table-cell table:style-name="Table5.A2" office:value-type="string">
            <text:p text:style-name="P8">Bits 7..6 – <text:span text:style-name="T24">Command Type</text:span></text:p>
          </table:table-cell>
          <table:table-cell table:style-name="Table5.B2" office:value-type="string">
            <text:p text:style-name="P6">0b00 – Write operations</text:p>
            <text:p text:style-name="P6">0b01 – Read operations</text:p>
            <text:p text:style-name="P6">0b10 – Control operations</text:p>
            <text:p text:style-name="P6">0b11 – Not used / reserved</text:p>
          </table:table-cell>
        </table:table-row>
        <table:table-row table:style-name="Table5.1">
          <table:table-cell table:style-name="Table5.A6" office:value-type="string">
            <text:p text:style-name="P8">Bit 5 – <text:span text:style-name="T24">Stream/Datagram</text:span></text:p>
          </table:table-cell>
          <table:table-cell table:style-name="Table5.B3" office:value-type="string">
            <text:p text:style-name="P6">0b0 – Use Datagrams</text:p>
            <text:p text:style-name="P6">0b1 – Use Streams</text:p>
          </table:table-cell>
        </table:table-row>
        <table:table-row table:style-name="Table5.1">
          <table:table-cell table:style-name="Table5.A6" office:value-type="string">
            <text:p text:style-name="P8">Bit 4 – <text:span text:style-name="T24">Command/Reply</text:span></text:p>
          </table:table-cell>
          <table:table-cell table:style-name="Table5.B4" office:value-type="string">
            <text:p text:style-name="P6">0b0 – Command</text:p>
            <text:p text:style-name="P6">0b1 – Reply</text:p>
          </table:table-cell>
        </table:table-row>
        <table:table-row table:style-name="Table5.1">
          <table:table-cell table:style-name="Table5.A6" office:value-type="string">
            <text:p text:style-name="P8">Bit 3 – <text:span text:style-name="T24">(Command) Under Mask</text:span></text:p>
            <text:p text:style-name="P55">Bit 3 – (Reply) Fail/OK</text:p>
          </table:table-cell>
          <table:table-cell table:style-name="Table5.B5" office:value-type="string">
            <text:p text:style-name="P6">0b0 – Not under mask</text:p>
            <text:p text:style-name="P6">0b1 – Under mask</text:p>
            <text:p text:style-name="P11">0b0 – Okay</text:p>
            <text:p text:style-name="P11">0b1 - Fail</text:p>
          </table:table-cell>
        </table:table-row>
        <table:table-row table:style-name="Table5.1">
          <table:table-cell table:style-name="Table5.A6" office:value-type="string">
            <text:p text:style-name="P8">Bit 2 – <text:span text:style-name="T24">Reserved</text:span></text:p>
          </table:table-cell>
          <table:table-cell table:style-name="Table5.B6" office:value-type="string">
            <text:p text:style-name="P6">0b0 – send as zero, check on receipt</text:p>
          </table:table-cell>
        </table:table-row>
        <table:table-row table:style-name="Table5.1">
          <table:table-cell table:style-name="Table5.A7" office:value-type="string">
            <text:p text:style-name="P8">Bits 1..0 – <text:span text:style-name="T25">Address Space</text:span></text:p>
          </table:table-cell>
          <table:table-cell table:style-name="Table5.B7" office:value-type="string">
            <text:p text:style-name="P6">0b00 – Address space in byte 6</text:p>
            <text:p text:style-name="P6">0b01 – Address space 0xFD</text:p>
            <text:p text:style-name="P6">0b10 – Address space 0xFE</text:p>
            <text:p text:style-name="P6">0b1<text:span text:style-name="T20">1</text:span> – Address space 0xFF</text:p>
          </table:table-cell>
        </table:table-row>
      </table:table>
      <text:p text:style-name="P46"/>
      <text:h text:style-name="Heading_20_3" text:outline-level="3">Address Space Size</text:h>
      <text:p text:style-name="P19">The four-byte address allows directly addressing 4GB of data. The use of address spaces (see <text:a xlink:type="simple" xlink:href="#2.4.2.Address Space Selection|outline" text:style-name="Internet_20_link" text:visited-style-name="Visited_20_Internet_20_Link"><text:span text:style-name="T21">2.4.2.Address Space Selection</text:span></text:a>) allows direct access to 1TB <text:span text:style-name="T28">of data</text:span>.</text:p>
      <text:p text:style-name="P19">The large address range removes the need for address <text:span text:style-name="T8">and paging </text:span>registers and other non-idempotent accesses when accessing e.g. sound information in a large memory.</text:p>
      <text:h text:style-name="Heading_20_3" text:outline-level="3"><text:bookmark-start text:name="__RefHeading__16402_548527705"/><text:soft-page-break/>Address Space Selection<text:bookmark-end text:name="__RefHeading__16402_548527705"/></text:h>
      <text:p text:style-name="P19">Although a 32-bit address space is large enough to cover combined uses of memory, it can be more convenient to consider separate address spaces in the node. <text:s/>This can also be considered to be a top digit in a global address space, <text:span text:style-name="T27">if desired</text:span>, but note that the separate address spaces may cover the same memory objects, e.g. “all memory” and “configuration” spaces may reference the same <text:span text:style-name="T27">physical (or virtual) location in </text:span>memory.</text:p>
      <text:h text:style-name="P82" text:outline-level="3"><text:span text:style-name="T29">Generic </text:span>Error Handling</text:h>
      <text:p text:style-name="P29">An unknown command in byte 1 <text:span text:style-name="T48">error</text:span> may result from <text:span text:style-name="T48">requesting </text:span>a command that is not defined by the standard, but it may also result from <text:span text:style-name="T48">requesting </text:span>a command the that standard defines, which the node being accessed does not support. <text:s/>The error code to send is not specified, however, the recommended error code to be sent in the OpenLCB Datagram Transport Datagram Rejected message <text:span text:style-name="T48">the following:</text:span></text:p>
      <text:list xml:id="list8840700332960906628" text:style-name="L3">
        <text:list-item>
          <text:p text:style-name="P65">0x1041 <text:span text:style-name="T16">–</text:span> Permanent error: Not implemented, subcommand is unknown.</text:p>
        </text:list-item>
      </text:list>
      <text:p text:style-name="P29"><text:span text:style-name="T48">In the appropriate situations a Datagram Rejected or a response datagram with Failed status should use the following specific error codes</text:span>:</text:p>
      <text:list xml:id="list1928895559406003936" text:style-name="L4">
        <text:list-item>
          <text:p text:style-name="P66">0x1081 <text:span text:style-name="T16">–</text:span> Permanent error: Invalid argument. Address space not known.</text:p>
        </text:list-item>
        <text:list-item>
          <text:p text:style-name="P66">0x1082 <text:span text:style-name="T16">–</text:span> Permanent error: Invalid argument. Out of bounds, address space is valid, but the address within the space is not implemented.</text:p>
        </text:list-item>
        <text:list-item>
          <text:p text:style-name="P66">0x1083 <text:span text:style-name="T16">–</text:span> Permanent error: Invalid argument. Write access to a read-only space.</text:p>
        </text:list-item>
      </text:list>
      <text:p text:style-name="P47">In addition, all other error codes defined in the Message Network Standard <text:span text:style-name="T49">or Datagram Standard </text:span>may be used, for example:</text:p>
      <text:list xml:id="list6764533607806175973" text:style-name="L5">
        <text:list-item>
          <text:p text:style-name="P74">0x1000 – Permanent error, not further specified.</text:p>
        </text:list-item>
        <text:list-item>
          <text:p text:style-name="P74">0x1040 – Not implemented, not further specified.</text:p>
        </text:list-item>
        <text:list-item>
          <text:p text:style-name="P75">0x1080 <text:span text:style-name="T16">–</text:span> Invalid arguments, not further specified.</text:p>
        </text:list-item>
      </text:list>
      <text:p text:style-name="P30">It is possible that OpenLCB Datagram Transport is not supported by the node, and by extension OpenLCB Memory Configuration. <text:s/>If this is the case, the likely result is an OpenLCB Optional Interaction Rejected message as defined in the OpenLCB Message Network Standard with <text:span text:style-name="T49">the error code 0x1043 (Not Implemented, unknown MTI or Transport protocol is not supported).</text:span></text:p>
      <text:p text:style-name="P31">Additionally, the Datagram Rejected message may be received due to an OpenLCB Datagram Transport layer error. <text:s/>This does not mean the Memory Configuration generated the error, and could be due to a temporary inability to allocate a necessary buffer at the Datagram Transport layer, etc.</text:p>
      <text:h text:style-name="P83" text:outline-level="3">Read Command</text:h>
      <text:p text:style-name="P31">This is a request to read an address space. <text:s/>If the address space does not exist, a Datagram Rejected message <text:span text:style-name="T49">shall</text:span> be sent with a permanent error. <text:s/>The likely error code would be:</text:p>
      <text:p text:style-name="P51"><text:span text:style-name="T48">0x1081 </text:span><text:span text:style-name="T18">–</text:span><text:span text:style-name="T48"> Permanent error: Invalid argument. Address space not known.</text:span></text:p>
      <text:p text:style-name="P53">The address space may be valid, however, the node may be busy or locked. <text:s/>In this case, the Datagram Rejected message may be used, likely with a temporary error code (see OpenLCB Message Network Standard). <text:s/>The requesting node may, or may not, try again later.</text:p>
      <text:p text:style-name="P54"><text:soft-page-break/><text:s/><text:span text:style-name="T30">If the memory configuration protocol is being used to control e.g. DCC CV reads and writes, those operations can take a very long time, 30 seconds or more. <text:s/>The Datagram OK message optionally specify a timeout interval in order to provide guidance as to how long the read may take before considering the read to be timed out. <text:s/>The timeout interval may in turn, but doesn't have to be, used to indicate in-progress status.</text:span></text:p>
      <text:h text:style-name="P83" text:outline-level="3">Read Reply</text:h>
      <text:p text:style-name="P31">This message is sent in response to a Read Command <text:span text:style-name="T30">which was previously responded to with a corresponding Datagram OK message having had the Reply Pending bit set. <text:s/>If the Read Command was previously responded to with a corresponding Datagram Rejected message, no Read Reply message is required or expected.</text:span></text:p>
      <text:p text:style-name="P32">A Read Reply is not considered to be in error unless it responds with zero bytes of data. <text:s/>In this case, a failure should be indicated with a<text:span text:style-name="T31">n appropriate error code as defined by the OpenLCB Memory Configuration Standard and/or the OpenLCB Message Network Standard.</text:span></text:p>
      <text:p text:style-name="P33">The figure shows a typical read operation. The Read Command is carried to the device being configured by a datagram, the read operation takes place, and the results are returned in another datagram. </text:p>
      <text:p text:style-name="Standard"><draw:frame draw:style-name="fr2" draw:name="graphics2" text:anchor-type="paragraph" svg:x="1.93cm" svg:y="0cm" svg:width="13.982cm" svg:height="17.011cm" draw:z-index="3"><draw:image xlink:href="../mscgen/MemConfReadOK.png" xlink:type="simple" xlink:show="embed" xlink:actuate="onLoad"/></draw:frame><text:soft-page-break/></text:p>
      <text:h text:style-name="P84" text:outline-level="3">Read Stream Command</text:h>
      <text:p text:style-name="P34">Stream support within the OpenLCB Memory Configuration Protocol is considered experimental. <text:s/>A version of this Technical Note and corresponding Standard containing updated information on the usage of streams will likely be adopted at a future time.</text:p>
      <text:h text:style-name="P85" text:outline-level="3">Read Stream Reply</text:h>
      <text:p text:style-name="P35">Stream support within the OpenLCB Memory Configuration Protocol is considered experimental. <text:s/>A version of this Technical Note and corresponding Standard containing updated information on the usage of streams will likely be adopted at a future time.</text:p>
      <text:h text:style-name="P86" text:outline-level="3"><text:soft-page-break/>Write Command</text:h>
      <text:p text:style-name="P20">Most writes are assumed to always complete immediately and without error. <text:s/>Writes into memory are certainly like that, but writes to DCC CVs might not be. Into-memory writes are well served by “when the positive reply to the datagram arrives, the write completed successfully”. That requires no extra traffic to handle other cases.</text:p>
      <text:p text:style-name="P56"><draw:frame draw:style-name="fr3" draw:name="graphics3" text:anchor-type="paragraph" svg:x="1.884cm" svg:y="0.199cm" svg:width="13.982cm" svg:height="9.555cm" draw:z-index="1"><draw:image xlink:href="../mscgen/MemConfWriteOK.png" xlink:type="simple" xlink:show="embed" xlink:actuate="onLoad"/></draw:frame>A typical memory write operation. <text:s/>The Write Command and data are carried to the node being configured in a single datagram. <text:s/>Since the write operation succeeds immediately, the only reply needed is the datagram reply.</text:p>
      <text:h text:style-name="Heading_20_3" text:outline-level="3">W<text:span text:style-name="T32">rite Reply</text:span></text:h>
      <text:p text:style-name="P20">For the less-common case of writes that might fail and/or take a long time, the <text:span text:style-name="T9">Datagram OK </text:span>reply to the Write datagram can <text:span text:style-name="T9">have the Reply Pending bit set</text:span>, followed by a Write Reply when the operation is done. <text:s/>That Write Reply, in turn, <text:span text:style-name="T16">informs the </text:span><text:span text:style-name="T17">requester</text:span><text:span text:style-name="T16"> when the operation was complete, and whether it completed OK.</text:span></text:p>
      <text:p text:style-name="P57"><draw:frame draw:style-name="fr4" draw:name="graphics4" text:anchor-type="paragraph" svg:y="0.127cm" svg:width="13.982cm" svg:height="17.011cm" draw:z-index="2"><draw:image xlink:href="../mscgen/MemConfWriteReply.png" xlink:type="simple" xlink:show="embed" xlink:actuate="onLoad"/></draw:frame><text:soft-page-break/>A delayed response, either because the write takes significant time or could fail for some reason. The datagram reply to the Write Command carries the reply pending bit set, and a reply datagram is send from the configured node back to the configuring node with the reply.</text:p>
      <text:h text:style-name="P86" text:outline-level="3">Write Under Mask Command</text:h>
      <text:p text:style-name="P39">A write under mask differs from a standard write only in so far as it uses a stream of alternating bytes, the first of which is a mask and the second of which is a value. <text:s/>Otherwise a Write Under Mask Command sequence is identical to a standard Write Command sequence.</text:p>
      <text:p text:style-name="P39">The primary use for this is to set/clear individual bits within a larger addressable type such as a byte, or multi-byte word.</text:p>
      <text:h text:style-name="P87" text:outline-level="3"><text:soft-page-break/>Write Stream Command</text:h>
      <text:p text:style-name="P36">Stream support within the OpenLCB Memory Configuration Protocol is considered experimental. <text:s/>A version of this Technical Note and corresponding Standard containing updated information on the usage of streams will likely be adopted at a future time.</text:p>
      <text:h text:style-name="P88" text:outline-level="3">Write Stream Reply</text:h>
      <text:p text:style-name="P38">Stream support within the OpenLCB Memory Configuration Protocol is considered experimental. <text:s/>A version of this Technical Note and corresponding Standard containing updated information on the usage of streams will likely be adopted at a future time.</text:p>
      <text:h text:style-name="P89" text:outline-level="3">Get Configuration Options Command</text:h>
      <text:p text:style-name="P40">See section <text:bookmark-ref text:reference-format="chapter" text:ref-name="__RefHeading__21986_548527705">2.4.14</text:bookmark-ref> <text:bookmark-ref text:reference-format="text" text:ref-name="__RefHeading__21986_548527705">Get Configuration Options Reply</text:bookmark-ref> for additional information.</text:p>
      <text:h text:style-name="P89" text:outline-level="3"><text:bookmark-start text:name="__RefHeading__21986_548527705"/>Get Configuration Options Reply<text:bookmark-end text:name="__RefHeading__21986_548527705"/></text:h>
      <text:p text:style-name="P45">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h text:style-name="P90" text:outline-level="3">Get Address Space Information Command</text:h>
      <text:p text:style-name="P41">See section <text:bookmark-ref text:reference-format="chapter" text:ref-name="__RefHeading__22052_548527705">2.4.16</text:bookmark-ref> <text:bookmark-ref text:reference-format="text" text:ref-name="__RefHeading__22052_548527705">Get Address Space Information Reply</text:bookmark-ref> for additional information.</text:p>
      <text:h text:style-name="P90" text:outline-level="3"><text:bookmark-start text:name="__RefHeading__22052_548527705"/>Get Address Space Information Reply<text:bookmark-end text:name="__RefHeading__22052_548527705"/></text:h>
      <text:p text:style-name="P45">To ease automated access, a configuring node can inquire about the address spaces in the being-configured node. Whether or not the address space is present, a reply is required.</text:p>
      <text:h text:style-name="P91" text:outline-level="3"><text:bookmark-start text:name="__RefHeading__22123_548527705"/>Lock/Reserve Command<text:bookmark-end text:name="__RefHeading__22123_548527705"/></text:h>
      <text:p text:style-name="P45">Although nodes can be configured by multiple other nodes, this can also lead to inconsistencies. The optional Lock/Release command can be used to avoid this.</text:p>
      <text:h text:style-name="P91" text:outline-level="3">Lock/Reserve Reply</text:h>
      <text:p text:style-name="P42">See section <text:bookmark-ref text:reference-format="chapter" text:ref-name="__RefHeading__22123_548527705">2.4.17</text:bookmark-ref> <text:bookmark-ref text:reference-format="text" text:ref-name="__RefHeading__22123_548527705">Lock/Reserve Command</text:bookmark-ref> for additional information.</text:p>
      <text:h text:style-name="P92" text:outline-level="3"><text:bookmark-start text:name="__RefHeading__22341_548527705"/>Get Unique ID Command<text:bookmark-end text:name="__RefHeading__22341_548527705"/></text:h>
      <text:p text:style-name="P21">Event IDs are considered to be 'virgin' until they are taught to another node. <text:s/>Learned Event IDs are not virgin by definition, since they are shared by the taught node and by the node that did <text:span text:style-name="T14">the</text:span> teaching. <text:s/></text:p>
      <text:p text:style-name="P21"><text:span text:style-name="T36">This command is used to obtain new virgin Event IDs and return them to </text:span><text:span text:style-name="T15">the</text:span><text:span text:style-name="T36"> requesting node. <text:s/>The node should draw these from some pool of unique virgin Event IDs. <text:s/>This may be from </text:span><text:span text:style-name="T15">the</text:span><text:span text:style-name="T36"> 64k Event IDs assigned to </text:span><text:span text:style-name="T15">the</text:span><text:span text:style-name="T36"> node associated with its Node ID, or some other pool, but it must maintain the uniqueness of </text:span><text:span text:style-name="T15">the</text:span><text:span text:style-name="T36"> Event IDs. <text:s/>If the node maintains a counter or pointer to the pool, then the value of this variable must be maintained even if </text:span><text:span text:style-name="T15">the</text:span><text:span text:style-name="T36"> node goes through a reboot or reset. <text:s/>This means that its value must be keep in non-volatile memory. <text:s/></text:span></text:p>
      <text:p text:style-name="P21"><text:span text:style-name="T36">This command does not need to be implemented. <text:s/>However, if it is not, then some alternate method of refreshing the node to virgin Event IDs should be implemented, such as Blue/Gold or other alternate local method. <text:s/>Some nodes may not need even this if they only implement fixed or well-known Event IDs, and a reusable range of Event IDs, for example time-events. <text:s/>If this protocol is not implemented, but a button method is used, then </text:span><text:span text:style-name="T15">other</text:span><text:span text:style-name="T36"> methods, such as the Remote Button Protocol might be used to allow this function remotely. <text:s/></text:span></text:p>
      <text:p text:style-name="P23"><text:soft-page-break/>Maintaining the uniqueness of Event IDs is a crucial underlying principle of OpenLCB, and needs to be understood well so that inadvertent collisions of Event IDs are prevented. <text:s/>Manufacturers should go out of their way to maintain Event ID uniqueness and should teach users the significance of maintaining this fundamental principle. <text:s/></text:p>
      <text:p text:style-name="P21">Once Event IDs are taught, they represent an abstract idea, although that idea may <text:span text:style-name="T10">certainly </text:span>have concrete consequences. <text:s/>For example, the abstract idea “Night has fallen” <text:span text:style-name="T10">can be</text:span> <text:span text:style-name="T10">represented </text:span>by a shared Event ID between many nodes, <text:span text:style-name="T10">and sending it can have many consequences</text:span>. <text:s/>The important point is that Event ID <text:span text:style-name="T37">cannot</text:span><text:span text:style-name="T38"> be used for </text:span><text:span text:style-name="T39">any other</text:span><text:span text:style-name="T38"> </text:span><text:span text:style-name="T39">idea or </text:span><text:span text:style-name="T38">purpose, unless it is removed from </text:span><text:span text:style-name="T37">all</text:span><text:span text:style-name="T38"> nodes that use it. <text:s/></text:span><text:span text:style-name="T39">That</text:span><text:span text:style-name="T38"> may be possible </text:span><text:span text:style-name="T39">i</text:span><text:span text:style-name="T38">n a closed system, like a private layout, especially with </text:span><text:span text:style-name="T39">the appropriate</text:span><text:span text:style-name="T38"> software tools. <text:s/>However, not all systems are closed and not all nodes are reachable or active. <text:s/>Consider a node </text:span><text:span text:style-name="T39">that is non-powered, or one </text:span><text:span text:style-name="T38">on </text:span><text:span text:style-name="T11">the</text:span><text:span text:style-name="T38"> work-bench, or </text:span><text:span text:style-name="T39">even more important </text:span><text:span text:style-name="T11">the</text:span><text:span text:style-name="T38"> </text:span><text:span text:style-name="T39">one</text:span><text:span text:style-name="T38"> </text:span><text:span text:style-name="T39">that </text:span><text:span text:style-name="T38">you sold. <text:s/>The “Night has fallen” Event ID may still be used by </text:span><text:span text:style-name="T39">any of those</text:span><text:span text:style-name="T38"> nodes, and the</text:span><text:span text:style-name="T39">y </text:span><text:span text:style-name="T38"><text:s/></text:span><text:span text:style-name="T39">can be used to teach it to yet </text:span><text:span text:style-name="T38">more nodes. <text:s/>So, in general, it is much safer </text:span><text:span text:style-name="T39">to have</text:span><text:span text:style-name="T38"> </text:span><text:span text:style-name="T11">other</text:span><text:span text:style-name="T38"> mechanisms </text:span><text:span text:style-name="T39">available </text:span><text:span text:style-name="T38">to prevent </text:span><text:span text:style-name="T39">any </text:span><text:span text:style-name="T38">inadvertent reuse of Event IDs. <text:s/></text:span></text:p>
      <text:p text:style-name="P21"><text:span text:style-name="T38">One method is to provide </text:span><text:span text:style-name="T39">a mechanism</text:span><text:span text:style-name="T38"> to reset the node such that all </text:span><text:span text:style-name="T39">its </text:span><text:span text:style-name="T38">Event IDs are replaced by a set of </text:span><text:span text:style-name="T39">new </text:span><text:span text:style-name="T38">virgin Event IDs. <text:s/>For small nodes that use 2-100 Event IDs this is reaso</text:span><text:span text:style-name="T39">n</text:span><text:span text:style-name="T38">able. <text:s/>Each node ha</text:span><text:span text:style-name="T39">s</text:span><text:span text:style-name="T38"> 64k Event IDs assigned to it, </text:span><text:span text:style-name="T39">and </text:span><text:span text:style-name="T38">so these </text:span><text:span text:style-name="T39">nodes </text:span><text:span text:style-name="T38">can be reset 600-</text:span><text:span text:style-name="T39">30</text:span><text:span text:style-name="T38">k times before running out of virgin Event IDs. <text:s/></text:span></text:p>
      <text:p text:style-name="P21"><text:span text:style-name="T38">Another method, that is more frugal of Event IDs, is to only replace non-virgin Event IDs, </text:span><text:span text:style-name="T39">i.e., those that have </text:span><text:span text:style-name="T38">been taught or learned, </text:span><text:span text:style-name="T39">on a reset</text:span><text:span text:style-name="T38">. <text:s/></text:span><text:span text:style-name="T39">F</text:span><text:span text:style-name="T38">lag-bits </text:span><text:span text:style-name="T39">would be used </text:span><text:span text:style-name="T38">to remember which ones are non-virgin, </text:span><text:span text:style-name="T39">and thus which need replacing</text:span><text:span text:style-name="T38">. <text:s/></text:span></text:p>
      <text:p text:style-name="P22"><text:span text:style-name="T38">A further sophistication is to use a 'just-in-time' method. <text:s text:c="2"/>Each Event ID would be flagged as virgin or non-virgin. <text:s/>When the node was to teach a non-virgin Event-ID, it would be replaced with a new virgin one before </text:span><text:span text:style-name="T11">the</text:span><text:span text:style-name="T38"> teaching occurred. <text:s/>The disadvantage to this method is that an EventID would only be able to be taught once, whereas there are situations where it </text:span><text:span text:style-name="T39">is desired to </text:span><text:span text:style-name="T38">extend an abstract idea to additional nodes. <text:s/>Unfortunately</text:span><text:span text:style-name="T11">, by definition these Event IDs would </text:span><text:span text:style-name="T12">already </text:span><text:span text:style-name="T11">be considered non-virgin and would be replaced </text:span><text:span text:style-name="T12">by a new virgin Event ID</text:span><text:span text:style-name="T11">. <text:s text:c="2"/></text:span><text:span text:style-name="T12">This could be mitigated by a more</text:span><text:span text:style-name="T11"> complicated UI, but it would likely </text:span><text:span text:style-name="T12">be </text:span><text:span text:style-name="T11">confusing to </text:span><text:span text:style-name="T12">t</text:span><text:span text:style-name="T11">he user.</text:span></text:p>
      <text:p text:style-name="P22"><text:span text:style-name="T13">Note that all mechanism for tracking Event IDs being “virgin” is dependent on the sole use of the teach/learn protocol. As soon as a Configuration Tool reads the CDI and uses it to display the event IDs to the user, there is no way for the node to keep track of the user copy-pasting the Event ID to some other node, or writing it down.</text:span><text:span text:style-name="T11"> <text:s/></text:span></text:p>
      <text:p text:style-name="P21"><text:span text:style-name="T10">As stated above, i</text:span>n a typical node, there is enough address space to produce nearly 64K of of Event IDs based on the nodes single assigned Node ID. <text:s/>Though highly unlikely, it is possible that over time, a node that has been reconfigured many times, could run out of Unique IDs. <text:s/>How a node behaves if/when it runs out of Unique IDs is undefined, but here are some possible suggestions:</text:p>
      <text:list xml:id="list6061681753653909505" text:style-name="L6">
        <text:list-item>
          <text:p text:style-name="P76">Mark the affected Producers / Consumers with Event ID of zero, hence making them unusable;</text:p>
        </text:list-item>
        <text:list-item>
          <text:p text:style-name="P77"><text:span text:style-name="T45">R</text:span>eply <text:span text:style-name="T40">using a</text:span> Datagram Rejected <text:span text:style-name="T40">message with</text:span> permanent error <text:span text:style-name="T40">for subsequent requests;</text:span></text:p>
        </text:list-item>
        <text:list-item>
          <text:p text:style-name="P77"><text:span text:style-name="T45">P</text:span>ermanently stop working (never announce as initialized);</text:p>
        </text:list-item>
        <text:list-item>
          <text:p text:style-name="P67">Allow for manual user intervention to reset, or reassign the Unique ID space in the node.</text:p>
        </text:list-item>
      </text:list>
      <text:p text:style-name="P21"><text:soft-page-break/>However <text:span text:style-name="T41">this is managed, the implementation </text:span>must ensure that non-virgin event IDs are not re-used. <text:s/></text:p>
      <text:p text:style-name="P24">Solutions to the above limitations include: </text:p>
      <text:list xml:id="list253754227477131425" text:style-name="L7">
        <text:list-item>
          <text:p text:style-name="P79"><text:span text:style-name="T45">Design the node with </text:span>more than 64k Event IDs, by using some of <text:span text:style-name="T14">the</text:span> Node ID bits to extend the Event ID space. <text:s/>For example a node that is assigned a range of Node IDs, say a.b.c.d.e.00 – a.b.c.d.e.FF could use 256x64k Event IDs; </text:p>
        </text:list-item>
        <text:list-item>
          <text:p text:style-name="P78"><text:span text:style-name="T47">Teach</text:span><text:span text:style-name="T46"> </text:span><text:span text:style-name="T47">an</text:span><text:span text:style-name="T46"> </text:span><text:span text:style-name="T47">E</text:span><text:span text:style-name="T46">vent </text:span><text:span text:style-name="T47">ID</text:span><text:span text:style-name="T46"> from another node (which has not run out of its space yet); </text:span></text:p>
        </text:list-item>
        <text:list-item>
          <text:p text:style-name="P68">Overwrite the zero Event ID <text:span text:style-name="T49">using</text:span> a configuration tool <text:span text:style-name="T49">with a value</text:span> from another pool assigned to you.</text:p>
        </text:list-item>
      </text:list>
      <text:h text:style-name="P93" text:outline-level="3">Get Unique ID Reply</text:h>
      <text:p text:style-name="P43">See section <text:bookmark-ref text:reference-format="chapter" text:ref-name="__RefHeading__22341_548527705">2.4.19</text:bookmark-ref> <text:bookmark-ref text:reference-format="text" text:ref-name="__RefHeading__22341_548527705">Get Unique ID Command</text:bookmark-ref> for additional information.</text:p>
      <text:h text:style-name="P94" text:outline-level="3"><text:bookmark-start text:name="__RefHeading__6949_1279031061"/>Unfreeze Command<text:bookmark-end text:name="__RefHeading__6949_1279031061"/></text:h>
      <text:p text:style-name="P25">The Freeze and Unfreeze commands intend to notify the target node that a sequence of configuration changes shall be applied atomically, and that the node is not expected to perform its regular operations during the time these configuration changes are downloaded and applied to the node. The expected sequence is that the Configuration Tool sends a Freeze command for the given address space, then some amount of writes, and finishes with an Unfreeze command.</text:p>
      <text:p text:style-name="P25">Wrapping configuration changes with Freeze/Unfreeze shall be used by the Configuration Tool if and only if a specific higher level standard or specification requires so. This provision is present so as to explicitly specify which set of configuration changes require the use of Freeze/Unfreeze and not need to have the Configuration Tools or end-users be burdened with figuring out or guessing whether a given configuration change needs Freeze / Unfreeze.</text:p>
      <text:p text:style-name="P26">There is no requirement <text:span text:style-name="T19">in this standard </text:span>on the Target Node on what to do or how to process the Freeze / Unfreeze <text:span text:style-name="T19">command. All such requirements, if any, will be coming from the application specific standard. In general the Freeze command notifies the target node that it shall prepare for the atomic configuration change, with the understanding that the node's user-visible operation may be suspended for the duration of the changes. The Unfreeze command notifies the Target Node that the sequence of atomic changes has ended, and it shall resume normal operation.</text:span></text:p>
      <text:p text:style-name="P25">An example such application is Firmware Upgrade, <text:span text:style-name="T19">as specified by the Firmware Upgrade Standard</text:span>. <text:span text:style-name="T19">For purposes of replacing the node's firmware, the Freeze command will typically be implemented by the Target Node by rebooting into a secondary firmware; the subsequent changes applied will overwrite the primary firmware; the Unfreeze command will cause a reboot into the freshly updated primary firmware and/or consistency checks on the received primary firmware.</text:span></text:p>
      <text:p text:style-name="P48">As the Freeze and Unfreeze commands may have valid implementations with the side effect of rebooting the Target Node, there is no requirement that a proper Datagram <text:span text:style-name="T50">Received OK a</text:span>cknowledgement be sent back to the Configuration Tool. The Configuration Tool shall watch the network for Node Initialization Complete messages and interpret them as positive acknowledgement.</text:p>
      <text:p text:style-name="P49">The Freeze and Unfreeze commands carry an Address Space identifier to allow the different higher-level protocols to be disambiguated from each other by allocating a dedicated Address Space identifier for them.</text:p>
      <text:h text:style-name="P94" text:outline-level="3"><text:soft-page-break/>Freeze Command</text:h>
      <text:p text:style-name="P25">See Section <text:bookmark-ref text:reference-format="number" text:ref-name="__RefHeading__6949_1279031061">2.4.21</text:bookmark-ref> <text:bookmark-ref text:reference-format="text" text:ref-name="__RefHeading__6949_1279031061">Unfreeze Command</text:bookmark-ref> for additional information.</text:p>
      <text:h text:style-name="P95" text:outline-level="3">Update Complete Command</text:h>
      <text:p text:style-name="P28">The configuration protocol does not specify the meaning of the transferred data. In particular, it doesn't specify <text:span text:style-name="T23">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text:p>
      <text:h text:style-name="P96" text:outline-level="3">Reset/Reboot Command</text:h>
      <text:p text:style-name="P27">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h text:style-name="P96" text:outline-level="3">Reinitialize/Factory Reset Command</text:h>
      <text:p text:style-name="P44">This is a heavy-weight operation which may require some form of interlock, e.g. the user pressing a button, to prevent inadvertent data loss. As a small safety precaution, the Node ID of the no<text:span text:style-name="T42">d</text:span>e being reset is redundantly carried in the data part of the datagram.</text:p>
      <text:p text:style-name="P27">There may also be implications if the node supports the Get Unique ID Command. <text:s/>If the node has previously handed out Unique IDs, future Unique ID assignment is not prescribed by the standard. <text:s/>The node could choose to continue assigning Unique IDs from where it left off before the reset, require the user to enter in a <text:span text:style-name="T16">new</text:span> Unique ID pool into the node, or use some other unprescribed method to handle (or not handle) potential conflicts as a result of the reset.</text:p>
      <text:h text:style-name="Heading_20_1" text:outline-level="1">General</text:h>
      <text:h text:style-name="Heading_20_2" text:outline-level="2">Environment of Protocol</text:h>
      <text:h text:style-name="Heading_20_3" text:outline-level="3">Requirements</text:h>
      <text:list xml:id="list6669395006623716952" text:style-name="L8">
        <text:list-item>
          <text:p text:style-name="P69">Nodes must carry enough context that a stand-alone configuration tool can provide a useful human interface without getting any data from an external source, e.g. needing an Internet download to handle a new node type.</text:p>
        </text:list-item>
        <text:list-item>
          <text:p text:style-name="P69">It must be possible to configure a node entirely over the OpenLCB, without physical interactions, e.g. pushing buttons. This configuration must be compatible with local configuration, including e.g. the Blue/Gold method.</text:p>
        </text:list-item>
        <text:list-item>
          <text:p text:style-name="P69">It must be possible to configure one or more nodes while the rest of the OpenLCB is operating normally.</text:p>
        </text:list-item>
        <text:list-item>
          <text:p text:style-name="P69">It must be possible to read, store, and reload the configuration of a node.</text:p>
        </text:list-item>
      </text:list>
      <text:h text:style-name="Heading_20_3" text:outline-level="3">Preferences</text:h>
      <text:list xml:id="list8474035242837972516" text:style-name="L9">
        <text:list-item>
          <text:p text:style-name="P70">Small nodes shouldn't need a lot of processing power, e.g. to compress or decompress data in real time. Memory usage should also be limited, but is a second priority.</text:p>
        </text:list-item>
        <text:list-item>
          <text:p text:style-name="P70"><text:soft-page-break/>Configuration operations should be state-less and idempotent to simplify software at both ends.</text:p>
        </text:list-item>
        <text:list-item>
          <text:p text:style-name="P70">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70">For efficiency, atomic reads or writes of small amounts of data should fit into a single-frame CAN datagram. Single-bit writes also add efficiency. </text:p>
        </text:list-item>
        <text:list-item>
          <text:p text:style-name="P70">Multiple address spaces make it easier to handle multiple types of data.</text:p>
        </text:list-item>
        <text:list-item>
          <text:p text:style-name="P70">For large transfers, it's desirable to be able to use streams. Not all nodes support them, though, so it must be possible to <text:span text:style-name="T35">I</text:span>nquire about capabilities.</text:p>
        </text:list-item>
        <text:list-item>
          <text:p text:style-name="P70">Addresses should be four bytes. Two address bytes is a failure of imagination.</text:p>
        </text:list-item>
      </text:list>
      <text:h text:style-name="Heading_20_3" text:outline-level="3">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4" text:outline-level="4">Large read via stream</text:h>
      <text:p text:style-name="P37">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Large write via stream</text:h>
      <text:p text:style-name="P37">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text:soft-page-break/>Performance Note</text:h>
      <text:p text:style-name="Standard">Small nodes may have only one datagram receive buffer and one datagram transmit buffer. In that case, sending multiple reads can result in poor performance if the replies go after the next request, e.g.:</text:p>
      <text:p text:style-name="P16">Read [d] →</text:p>
      <text:p text:style-name="P16">← datagram reply</text:p>
      <text:p text:style-name="P16">← Read Reply [d]</text:p>
      <text:p text:style-name="P16">Read [d] →</text:p>
      <text:p text:style-name="P16">datagram reply →</text:p>
      <text:p text:style-name="P17">← datagram reply</text:p>
      <text:p text:style-name="P18">← Read Reply [d]</text:p>
      <text:p text:style-name="Standard">datagram reply →</text:p>
      <text:p text:style-name="Standard">Note that the 2<text:span text:style-name="T22">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P16">Read [d] →</text:p>
      <text:p text:style-name="P16">← datagram reply</text:p>
      <text:p text:style-name="P16">← Read Reply [d]</text:p>
      <text:p text:style-name="P16">Read [d] →</text:p>
      <text:p text:style-name="P16">← datagram negative reply (reject, no buffer, please resend)</text:p>
      <text:p text:style-name="P16">datagram reply →</text:p>
      <text:p text:style-name="P16">Read [d] (retransmit) →</text:p>
      <text:p text:style-name="P16">← datagram reply</text:p>
      <text:p text:style-name="P16">← Read Reply [d]</text:p>
      <text:p text:style-name="Standard">datagram reply →</text:p>
      <text:p text:style-name="Standard">which is significantly less efficient. Better to send the positive acknowledgement to the read reply datagram before sending the next read command.</text:p>
      <text:h text:style-name="Heading_20_4" text:outline-level="4">Delays Due to Non-Volatile Memory</text:h>
      <text:p text:style-name="Standard">Some microcontrollers can't continue to operate while writing configuration information to non-volatile memory.</text:p>
      <text:p text:style-name="Standard">If the CAN buffering is sufficient (at about <text:span text:style-name="T35">200 </text:span>usec per buffer) for the node to become active at the end of the memory operation and process buffered frames at the full rate, there's no issue. </text:p>
      <text:p text:style-name="Standard">If a node has missed one or more frames, it's possible that some state interaction has started and the node is inconsistent. For example, a RIM/CIM sequence could have started or even finished.</text:p>
      <text:p text:style-name="Standard">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ext:soft-page-break/>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p>
      <text:h text:style-name="Heading_20_3" text:outline-level="3">Large Volume Operations</text:h>
      <text:p text:style-name="P50">The stream protocol is meant for large reads and writes, but the datagram protocol can also work well on a single CAN segment. The difference in performance comes from <text:span text:style-name="T51">a number of factors:</text:span></text:p>
      <text:list xml:id="list2736427659615057855" text:style-name="L10">
        <text:list-item>
          <text:p text:style-name="P71">Stream buffers may often be larger than datagram sizes.</text:p>
        </text:list-item>
        <text:list-item>
          <text:p text:style-name="P71">The header information for reads/writes only needs to be transmitted once for streams (no matter how many buffer-size the transfer is), but once for every datagram.</text:p>
        </text:list-item>
        <text:list-item>
          <text:p text:style-name="P72">Streams have one byte less data per CAN frame than datagrams. This is approximately the same overhead as 64-byte datagrams' headers.</text:p>
        </text:list-item>
        <text:list-item>
          <text:p text:style-name="P73">The setup cost of a stream is higher than a single datagram, so very short transfers are not efficient using datagrams.</text:p>
        </text:list-item>
        <text:list-item>
          <text:p text:style-name="P73">The number of roundtrips per kB of data transmitted is significantly lower using streams than datagrams. This has a huge impact on transfer rate if the originating and the terminating node is NOT on the same CAN segment, but have to traverse routers, gateways and high-latency links (e.g. wireless or links over the Internet), since for each direction change in the traffic there is no transfer during one round-trip-time length of time. Queues in gateway between busy segments will aggravate the deficiency of datagrams here.</text:p>
        </text:list-item>
      </text:list>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p text:style-name="Standard"/>
      <text:p text:style-name="P5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2"><text:s/>1 Introduction<text:tab/>1</text:p>
          <text:p text:style-name="P62"><text:s/>2 Annotations to the Standard<text:tab/>1</text:p>
          <text:p text:style-name="P61"><text:s/>2.1 Introduction<text:tab/>1</text:p>
          <text:p text:style-name="P61"><text:s/>2.2 Intended Use<text:tab/>1</text:p>
          <text:p text:style-name="P61"><text:s/>2.3 Reference and Context<text:tab/>1</text:p>
          <text:p text:style-name="P61"><text:s/>2.4 Message Formats<text:tab/>1</text:p>
          <text:p text:style-name="P60"><text:s/>2.4.1 Address Space Size<text:tab/>2</text:p>
          <text:p text:style-name="P60"><text:s/>2.4.2 Address Space Selection<text:tab/>3</text:p>
          <text:p text:style-name="P60"><text:s/>2.4.3 Generic Error Handling<text:tab/>3</text:p>
          <text:p text:style-name="P60"><text:s/>2.4.4 Read Command<text:tab/>3</text:p>
          <text:p text:style-name="P60"><text:s/>2.4.5 Read Reply<text:tab/>4</text:p>
          <text:p text:style-name="P60"><text:s/>2.4.6 Read Stream Command<text:tab/>5</text:p>
          <text:p text:style-name="P60"><text:s/>2.4.7 Read Stream Reply<text:tab/>5</text:p>
          <text:p text:style-name="P60"><text:s/>2.4.8 Write Command<text:tab/>6</text:p>
          <text:p text:style-name="P60"><text:s/>2.4.9 Write Reply<text:tab/>6</text:p>
          <text:p text:style-name="P60"><text:s/>2.4.10 Write Under Mask Command<text:tab/>7</text:p>
          <text:p text:style-name="P60"><text:s/>2.4.11 Write Stream Command<text:tab/>8</text:p>
          <text:p text:style-name="P60"><text:s/>2.4.12 Write Stream Reply<text:tab/>8</text:p>
          <text:p text:style-name="P60"><text:s/>2.4.13 Get Configuration Options Command<text:tab/>8</text:p>
          <text:p text:style-name="P60"><text:s/>2.4.14 Get Configuration Options Reply<text:tab/>8</text:p>
          <text:p text:style-name="P60"><text:s/>2.4.15 Get Address Space Information Command<text:tab/>8</text:p>
          <text:p text:style-name="P60"><text:s/>2.4.16 Get Address Space Information Reply<text:tab/>8</text:p>
          <text:p text:style-name="P60"><text:s/>2.4.17 Lock/Reserve Command<text:tab/>8</text:p>
          <text:p text:style-name="P60"><text:s/>2.4.18 Lock/Reserve Reply<text:tab/>8</text:p>
          <text:p text:style-name="P60"><text:s/>2.4.19 Get Unique ID Command<text:tab/>8</text:p>
          <text:p text:style-name="P60"><text:s/>2.4.20 Get Unique ID Reply<text:tab/>10</text:p>
          <text:p text:style-name="P60"><text:s/>2.4.21 Unfreeze Command<text:tab/>10</text:p>
          <text:p text:style-name="P60"><text:s/>2.4.22 Freeze Command<text:tab/>11</text:p>
          <text:p text:style-name="P60"><text:s/>2.4.23 Update Complete Command<text:tab/>11</text:p>
          <text:p text:style-name="P60"><text:s/>2.4.24 Reset/Reboot Command<text:tab/>11</text:p>
          <text:p text:style-name="P60"><text:s/>2.4.25 Reinitialize/Factory Reset Command<text:tab/>11</text:p>
          <text:p text:style-name="P62"><text:s/>3 General<text:tab/>11</text:p>
          <text:p text:style-name="P61"><text:s/>3.1 Environment of Protocol<text:tab/>11</text:p>
          <text:p text:style-name="P60"><text:s/>3.1.1 Requirements<text:tab/>11</text:p>
          <text:p text:style-name="P60"><text:s/>3.1.2 Preferences<text:tab/>11</text:p>
          <text:p text:style-name="P60"><text:s/>3.1.3 Design Points<text:tab/>12</text:p>
          <text:p text:style-name="P59"><text:s/>3.1.3.1 Large read via stream<text:tab/>12</text:p>
          <text:p text:style-name="P59"><text:s/>3.1.3.2 Large write via stream<text:tab/>12</text:p>
          <text:p text:style-name="P59"><text:s/>3.1.3.3 Performance Note<text:tab/>13</text:p>
          <text:p text:style-name="P59"><text:s/>3.1.3.4 Delays Due to Non-Volatile Memory<text:tab/>13</text:p>
          <text:p text:style-name="P60"><text:s/>3.1.4 Large Volume Operations<text:tab/>14</text:p>
        </text:index-body>
      </text:table-of-content>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18cm" fo:margin-left="0.466cm" fo:margin-right="0.026cm" table:align="margins" style:writing-mode="lr-tb"/>
    </style:style>
    <style:style style:name="Table1.A" style:family="table-column">
      <style:table-column-properties style:column-width="8.41cm" style:rel-column-width="34409*"/>
    </style:style>
    <style:style style:name="Table1.B" style:family="table-column">
      <style:table-column-properties style:column-width="0.092cm" style:rel-column-width="375*"/>
    </style:style>
    <style:style style:name="Table1.C" style:family="table-column">
      <style:table-column-properties style:column-width="4.662cm" style:rel-column-width="19073*"/>
    </style:style>
    <style:style style:name="Table1.D" style:family="table-column">
      <style:table-column-properties style:column-width="2.854cm" style:rel-column-width="11678*"/>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7.62cm" style:type="center"/>
          <style:tab-stop style:position="17.595cm" style:type="right"/>
        </style:tab-stops>
      </style:paragraph-properties>
      <style:text-properties officeooo:paragraph-rsid="004cb3b9"/>
    </style:style>
    <style:style style:name="MP3" style:family="paragraph" style:parent-style-name="Footer">
      <style:paragraph-properties fo:text-align="start" style:justify-single-word="false" text:number-lines="false" text:line-number="0">
        <style:tab-stops>
          <style:tab-stop style:position="7.62cm" style:type="center"/>
          <style:tab-stop style:position="17.595cm"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7"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2f2d45"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text-properties officeooo:paragraph-rsid="004cb3b9"/>
    </style:style>
    <style:style style:name="MT1" style:family="text">
      <style:text-properties fo:font-size="8pt" style:font-size-asian="8pt" style:font-size-complex="8pt"/>
    </style:style>
    <style:style style:name="MT2" style:family="text">
      <style:text-properties fo:font-size="8pt" officeooo:rsid="0010094c" style:font-size-asian="8pt" style:font-size-complex="8pt"/>
    </style:style>
    <style:style style:name="MT3" style:family="text">
      <style:text-properties fo:font-size="8pt" officeooo:rsid="002f2d45" style:font-size-asian="8pt" style:font-size-complex="8pt"/>
    </style:style>
    <style:style style:name="MT4" style:family="text">
      <style:text-properties fo:font-size="8pt" officeooo:rsid="0016888d"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2f2d45"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Memory Configuration Technical Note</text:p>
      </style:header>
      <style:footer>
        <text:tracked-changes>
          <text:changed-region xml:id="ct105553175045984" text:id="ct105553175045984">
            <text:deletion>
              <office:change-info>
                <dc:creator>Unknown Author</dc:creator>
                <dc:date>2021-04-25T21:50:00</dc:date>
              </office:change-info>
              <text:p text:style-name="MP3"><text:span text:style-name="Page_20_Number"><text:span text:style-name="MT1">Copyright 2012-</text:span></text:span><text:span text:style-name="Page_20_Number"><text:span text:style-name="MT2"><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5</text:page-number></text:span></text:span><text:span text:style-name="Page_20_Number"><text:span text:style-name="MT1"> of </text:span></text:span><text:span text:style-name="Page_20_Number"><text:span text:style-name="MT1"><text:page-count style:num-format="1">15</text:page-count></text:span></text:span><text:span text:style-name="Page_20_Number"><text:span text:style-name="MT1"> - </text:span></text:span><text:span text:style-name="Page_20_Number"><text:span text:style-name="MT3"><text:user-defined style:data-style-name="N0" text:name="OLCBdate">Apr 25, 2021</text:user-defined></text:span></text:span></text:p>
            </text:deletion>
          </text:changed-region>
          <text:changed-region xml:id="ct105553175026688" text:id="ct105553175026688">
            <text:insertion>
              <office:change-info>
                <dc:creator>Unknown Author</dc:creator>
                <dc:date>2021-04-25T21:50:00</dc:date>
              </office:change-info>
            </text:insertion>
          </text:changed-region>
        </text:tracked-changes>
        <text:p text:style-name="MP2"><text:change text:change-id="ct105553175045984"/><text:change-start text:change-id="ct105553175026688"/><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5</text:page-number></text:span></text:span><text:span text:style-name="Page_20_Number"><text:span text:style-name="MT3"> of </text:span></text:span><text:span text:style-name="Page_20_Number"><text:span text:style-name="MT3"><text:page-count style:num-format="1">15</text:page-count></text:span></text:span><text:span text:style-name="Page_20_Number"><text:span text:style-name="MT3"> - </text:span></text:span><text:span text:style-name="Page_20_Number"><text:span text:style-name="MT3"><text:user-defined style:data-style-name="N0" text:name="OLCBdate">Apr 25, 2021</text:user-defined></text:span></text:span><text:change-end text:change-id="ct105553175026688"/></text:p>
      </style:footer>
    </style:master-page>
    <style:master-page style:name="First_20_Page" style:display-name="First Page" style:page-layout-name="Mpm2"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7.107cm" svg:height="2.517cm" draw:z-index="0"><draw:image xlink:href="Pictures/10000000000001310000006C617D372BF560F942.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Memory Configuration</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7"><text:user-defined style:data-style-name="N0" text:name="OLCBdate">Apr 25, 2021</text:user-defined></text:p>
            </table:table-cell>
            <table:table-cell table:style-name="Table1.C1" office:value-type="string">
              <text:p text:style-name="MP7"><text:user-defined style:data-style-name="N0" text:name="OLCBstatus">Adopted</text:user-defined></text:p>
            </table:table-cell>
          </table:table-row>
        </table:table>
        <text:p text:style-name="Header"/>
      </style:header>
      <style:footer>
        <text:tracked-changes>
          <text:changed-region xml:id="ct105553175055200" text:id="ct105553175055200">
            <text:deletion>
              <office:change-info>
                <dc:creator>Unknown Author</dc:creator>
                <dc:date>2021-04-25T21:50:00</dc:date>
              </office:change-info>
              <text:p text:style-name="MP8"><text:span text:style-name="Page_20_Number"><text:span text:style-name="MT1">Copyright 2012-</text:span></text:span><text:span text:style-name="Page_20_Number"><text:span text:style-name="MT2"><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5</text:page-count></text:span></text:span><text:span text:style-name="Page_20_Number"><text:span text:style-name="MT6"> - </text:span></text:span><text:span text:style-name="Page_20_Number"><text:span text:style-name="MT7"><text:user-defined style:data-style-name="N0" text:name="OLCBdate">Apr 25, 2021</text:user-defined></text:span></text:span></text:p>
            </text:deletion>
          </text:changed-region>
          <text:changed-region xml:id="ct105553175054976" text:id="ct105553175054976">
            <text:insertion>
              <office:change-info>
                <dc:creator>Unknown Author</dc:creator>
                <dc:date>2021-04-25T21:50:00</dc:date>
              </office:change-info>
            </text:insertion>
          </text:changed-region>
        </text:tracked-changes>
        <text:p text:style-name="MP8"><text:change text:change-id="ct105553175055200"/><text:change-start text:change-id="ct105553175054976"/><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15</text:page-count></text:span></text:span><text:span text:style-name="Page_20_Number"><text:span text:style-name="MT3"> - </text:span></text:span><text:span text:style-name="Page_20_Number"><text:span text:style-name="MT3"><text:user-defined style:data-style-name="N0" text:name="OLCBdate">Apr 25, 2021</text:user-defined></text:span></text:span><text:change-end text:change-id="ct10555317505497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mory Configuration Technical Note</dc:title>
    <meta:initial-creator>Alex Shepherd</meta:initial-creator>
    <meta:creation-date>2009-01-22T07:11:27</meta:creation-date>
    <meta:editing-cycles>172</meta:editing-cycles>
    <meta:editing-duration>P1DT8H37M20S</meta:editing-duration>
    <meta:generator>LibreOffice/5.2.3.3$MacOSX_X86_64 LibreOffice_project/d54a8868f08a7b39642414cf2c8ef2f228f780cf</meta:generator>
    <dc:date>2021-04-25T21:50:46.397020127</dc:date>
    <meta:document-statistic meta:table-count="3" meta:image-count="4" meta:object-count="0" meta:page-count="15" meta:paragraph-count="274" meta:word-count="5050" meta:character-count="30859" meta:non-whitespace-character-count="25909"/>
    <meta:user-defined meta:name="OLCBdate">Apr 25, 2021</meta:user-defined>
    <meta:user-defined meta:name="OLCBstatus">Adopted</meta:user-defined>
    <meta:user-defined meta:name="OLCByear">2021</meta:user-defined>
  </office:meta>
</office:document-meta>
</file>